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VnTimeH" svg:font-family=".VnTimeH"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65in" fo:margin-left="0in" fo:margin-top="0in" fo:margin-bottom="0in" table:align="left" style:writing-mode="lr-tb"/>
    </style:style>
    <style:style style:name="Table1.A" style:family="table-column">
      <style:table-column-properties style:column-width="2.2153in"/>
    </style:style>
    <style:style style:name="Table1.B" style:family="table-column">
      <style:table-column-properties style:column-width="1.2069in"/>
    </style:style>
    <style:style style:name="Table1.C" style:family="table-column">
      <style:table-column-properties style:column-width="3.224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center" style:justify-single-word="false"/>
      <style:text-properties fo:font-size="14pt" style:font-size-asian="14pt" style:font-size-complex="14pt"/>
    </style:style>
    <style:style style:name="P4" style:family="paragraph" style:parent-style-name="Standard">
      <style:paragraph-properties fo:line-height="115%" fo:text-align="justify" style:justify-single-word="false"/>
      <style:text-properties fo:font-size="14pt" fo:font-weight="bold" style:font-size-asian="14pt" style:font-weight-asian="bold" style:font-size-complex="14pt"/>
    </style:style>
    <style:style style:name="P5" style:family="paragraph" style:parent-style-name="Standard">
      <style:paragraph-properties fo:line-height="115%" fo:text-align="center" style:justify-single-word="false"/>
      <style:text-properties fo:font-style="italic" fo:font-weight="bold" style:font-style-asian="italic" style:font-weight-asian="bold"/>
    </style:style>
    <style:style style:name="P6" style:family="paragraph" style:parent-style-name="Standard">
      <style:paragraph-properties fo:line-height="115%" fo:text-align="justify" style:justify-single-word="false"/>
      <style:text-properties fo:font-style="italic" style:font-style-asian="italic"/>
    </style:style>
    <style:style style:name="P7" style:family="paragraph" style:parent-style-name="Standard">
      <style:paragraph-properties fo:margin-top="0in" fo:margin-bottom="0.0835in" loext:contextual-spacing="false" fo:line-height="115%"/>
    </style:style>
    <style:style style:name="P8" style:family="paragraph" style:parent-style-name="Standard">
      <style:paragraph-properties fo:margin-top="0in" fo:margin-bottom="0.0835in" loext:contextual-spacing="false" fo:line-height="115%" fo:text-align="justify" style:justify-single-word="false"/>
    </style:style>
    <style:style style:name="P9" style:family="paragraph" style:parent-style-name="Standard" style:list-style-name="WWNum6">
      <style:paragraph-properties fo:margin-left="0.5in" fo:margin-right="0in" fo:margin-top="0.0835in" fo:margin-bottom="0in" loext:contextual-spacing="false" fo:line-height="115%" fo:text-align="justify" style:justify-single-word="false" fo:text-indent="-0.25in" style:auto-text-indent="false"/>
    </style:style>
    <style:style style:name="P10" style:family="paragraph" style:parent-style-name="Standard">
      <style:paragraph-properties fo:margin-left="0.5in" fo:margin-right="0in" fo:margin-top="0.0835in" fo:margin-bottom="0in" loext:contextual-spacing="false" fo:line-height="115%" fo:text-align="justify" style:justify-single-word="false" fo:text-indent="0in" style:auto-text-indent="false"/>
    </style:style>
    <style:style style:name="P11" style:family="paragraph" style:parent-style-name="Standard" style:list-style-name="WWNum6">
      <style:paragraph-properties fo:margin-left="1.0028in" fo:margin-right="0in" fo:margin-top="0.0835in" fo:margin-bottom="0in" loext:contextual-spacing="false" fo:line-height="115%" fo:text-align="justify" style:justify-single-word="false" fo:keep-together="auto" fo:orphans="2" fo:widows="2" fo:text-indent="-0.5102in" style:auto-text-indent="false" fo:break-before="auto" fo:break-after="auto" fo:padding="0in" fo:border="none" fo:keep-with-next="auto"/>
    </style:style>
    <style:style style:name="P12" style:family="paragraph" style:parent-style-name="Standard" style:list-style-name="WWNum6">
      <style:paragraph-properties fo:margin-left="1.0028in" fo:margin-right="0in" fo:margin-top="0in" fo:margin-bottom="0in" loext:contextual-spacing="false" fo:line-height="115%" fo:text-align="justify" style:justify-single-word="false" fo:keep-together="auto" fo:orphans="2" fo:widows="2" fo:text-indent="-0.5102in" style:auto-text-indent="false" fo:break-before="auto" fo:break-after="auto" fo:padding="0in" fo:border="none" fo:keep-with-next="auto"/>
    </style:style>
    <style:style style:name="P13" style:family="paragraph" style:parent-style-name="Standard" style:list-style-name="WWNum8">
      <style:paragraph-properties fo:margin-left="1.24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paragraph-properties fo:margin-left="1.0028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list-style-name="WWNum1">
      <style:paragraph-properties fo:margin-left="1.5028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paragraph-properties fo:margin-left="1in" fo:margin-right="0in" fo:margin-top="0.0835in" fo:margin-bottom="0in" loext:contextual-spacing="false" fo:line-height="115%" fo:text-align="justify" style:justify-single-word="false" fo:text-indent="0in" style:auto-text-indent="false"/>
    </style:style>
    <style:style style:name="P17" style:family="paragraph" style:parent-style-name="Standard" style:list-style-name="WWNum2">
      <style:paragraph-properties fo:margin-left="1.5in" fo:margin-right="0in" fo:margin-top="0.083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5">
      <style:paragraph-properties fo:margin-left="1.5in" fo:margin-right="0in" fo:margin-top="0.083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3">
      <style:paragraph-properties fo:margin-left="1.5in" fo:margin-right="0in" fo:margin-top="0.083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4">
      <style:paragraph-properties fo:margin-left="1.5in" fo:margin-right="0in" fo:margin-top="0.083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2">
      <style:paragraph-properties fo:margin-left="1.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
      <style:paragraph-properties fo:margin-left="1.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3">
      <style:paragraph-properties fo:margin-left="1.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4">
      <style:paragraph-properties fo:margin-left="1.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paragraph-properties fo:margin-left="0.4925in" fo:margin-right="0in" fo:margin-top="0.0835in" fo:margin-bottom="0in" loext:contextual-spacing="false" fo:line-height="115%" fo:text-align="justify" style:justify-single-word="false" fo:text-indent="0in" style:auto-text-indent="false"/>
    </style:style>
    <style:style style:name="P26" style:family="paragraph" style:parent-style-name="Standard">
      <style:paragraph-properties fo:margin-top="0.0835in" fo:margin-bottom="0in" loext:contextual-spacing="false" fo:line-height="115%" fo:text-align="justify" style:justify-single-word="false"/>
    </style:style>
    <style:style style:name="P27" style:family="paragraph" style:parent-style-name="Standard" style:list-style-name="WWNum2">
      <style:paragraph-properties fo:margin-left="2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7">
      <style:paragraph-properties fo:margin-left="1.25in" fo:margin-right="0in" fo:margin-top="0.083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7">
      <style:paragraph-properties fo:margin-left="1.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paragraph-properties fo:margin-top="0.0835in" fo:margin-bottom="0.0835in" loext:contextual-spacing="false" fo:line-height="115%" fo:text-align="justify" style:justify-single-word="false">
        <style:tab-stops>
          <style:tab-stop style:position="4.9571in"/>
        </style:tab-stops>
      </style:paragraph-properties>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3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34" style:family="paragraph" style:parent-style-name="Standard" style:master-page-name="Standard">
      <style:paragraph-properties fo:line-height="115%" fo:text-align="center" style:justify-single-word="false" style:page-number="auto"/>
    </style:style>
    <style:style style:name="P3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size="18pt" fo:font-weight="bold" style:font-size-asian="18pt" style:font-weight-asian="bold" style:font-size-complex="18pt"/>
    </style:style>
    <style:style style:name="T3" style:family="text">
      <style:text-properties fo:font-size="14pt" style:font-size-asian="14pt" style:font-size-complex="14pt"/>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7" style:family="text">
      <style:text-properties fo:font-variant="normal" fo:text-transform="none" fo:color="#000000" style:text-line-through-style="none" style:text-line-through-type="none" style:text-position="0% 100%" style:font-name="Times New Roman" fo:font-size="13pt" fo:font-style="italic" style:text-underline-style="none" fo:font-weight="normal" style:font-name-asian="Times New Roman1" style:font-size-asian="13pt" style:font-style-asian="italic" style:font-weight-asian="normal" style:font-name-complex="Times New Roman1" style:font-size-complex="13pt"/>
    </style:style>
    <style:style style:name="gr1" style:family="graphic">
      <style:graphic-properties draw:stroke="solid" svg:stroke-width="0.0102in" svg:stroke-color="#000000" draw:stroke-linejoin="miter" draw:fill="none" draw:textarea-vertical-align="top" draw:auto-grow-height="false" fo:min-height="0in" fo:min-width="1.552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oft-page-break/>BỘ GIÁO DỤC VÀ ĐÀO TẠO</text:p>
      <text:p text:style-name="P2"><text:span text:style-name="T1">TRƯỜNG ĐẠI HỌC BÁCH KHOA HÀ NỘI</text:span></text:p>
      <text:p text:style-name="P3"><draw:custom-shape text:anchor-type="paragraph" draw:z-index="0" draw:name="Image1" draw:style-name="gr1" draw:text-style-name="P35" svg:width="1.7504in" svg:height="0.0142in" svg:x="2.4307in" svg:y="0in"><text:p/><draw:enhanced-geometry draw:mirror-horizontal="false" draw:mirror-vertical="false" svg:viewBox="0 0 21600 21600" draw:type="mso-spt32" draw:enhanced-path="M 0 0 L 21600 21600 N"/></draw:custom-shape></text:p>
      <text:p text:style-name="P3"/>
      <text:p text:style-name="P2"><text:span text:style-name="T2">ĐỀ CƯƠNG NGHIÊN CỨU</text:span></text:p>
      <text:p text:style-name="P3"/>
      <text:p text:style-name="P4"/>
      <text:p text:style-name="P8">Họ và tên học viên: Nguyễn Đức Hùng</text:p>
      <text:p text:style-name="P7">Họ và tên người hướng dẫn: Nguyễn Phương Thùy</text:p>
      <text:p text:style-name="P8">Tên đề tài: Ứng dụng lý thuyết đồ thị vào nghiên cứu hệ sinh thái quần thể</text:p>
      <text:p text:style-name="P8">Ngành đào tạo: Toán tin</text:p>
      <text:p text:style-name="P8">Chương trình đào tạo (nếu có): Toán tin</text:p>
      <text:p text:style-name="P7">Đơn vị chuyên môn: Viện Toán Ứng dụng và Tin học</text:p>
      <text:p text:style-name="P1"><text:span text:style-name="T3">-------------------------------------------------------------------------------------------------</text:span></text:p>
      <text:p text:style-name="P5"/>
      <text:p text:style-name="P2"><text:span text:style-name="T4">Đề cương nghiên cứu</text:span></text:p>
      <text:p text:style-name="P6"/>
      <text:list xml:id="list3156614627" text:style-name="WWNum6">
        <text:list-item>
          <text:p text:style-name="P9"><text:span text:style-name="T1">Đặt vấn đề</text:span></text:p>
        </text:list-item>
      </text:list>
      <text:p text:style-name="P10">Trong thực tế, có rất nhiều hệ sinh thái phức tạp mà ta muốn quan sát để có thêm tri thức. Những những hệ sinh thái này thường rất phức tạp, không thể tái hiện được hoặc rất tốn kém để tái hiện. Khi đó, các phương pháp mô hình mô phỏng thường được sử dụng để tìm hiểu thêm những tri thức về hệ.</text:p>
      <text:p text:style-name="P10">Trong lĩnh vực mô hình-mô phỏng, có ba phương pháp thường được sử dụng, đó là: mô phỏng dựa trên phương trình, mô phỏng dựa trên đồ thị, và mô phỏng dựa trên tác tử.</text:p>
      <text:p text:style-name="P10">Những mô hình dựa trên phương trình thường được xây dựng trên các hệ phương trình vi phân/đạo hàm riêng, thường được dùng để mô phỏng các hệ sinh thái. Chúng có nền tảng toán học vững chắc, nhưng lại chỉ nhìn hệ ở góc độ tổng quan, bỏ qua sự chi tiết của từng cá thể.</text:p>
      <text:p text:style-name="P10">Những mô hình dựa trên đồ thị thường được xây dựng bằng các đặc trưng bao quát của các phần tử của hệ và quan hệ giữa chúng. Một số hệ được mô hình hoá bằng lý thuyết đồ thị là như mạng xã hội, sự lan truyền tin, sự lây lan dịch bệnh... <text:s/>Mô hình dựa trên đồ thị cũng được lợi từ nền tảng toán học vững chắc, cũng như những công cụ toán học để làm việc với đồ thị, tuy nhiên vẫn chưa thực sự có tính động của từng cá thể.</text:p>
      <text:p text:style-name="P10">Những mô hình dựa trên tác tử khai thác khả năng tính toán của máy tính, mô phỏng mỗi các thể trong hệ như một phần mềm tự hành thông minh (tác tử). Các tác tử tương tác với nhau và sinh ra những hệ quả thú vị. Các đặc trưng của hệ được đột sinh ra từ những tương tác này. Tuy nhiên, mô hình dựa trên tác tử là một hướng đi tương đối mới, chưa có nền tảng toán học vững chắc và cần có những thuật toán xử lý dữ liệu đi kèm, tùy thuộc vào mô hình.</text:p>
      <text:p text:style-name="P10">Nhận thấy những ưu-nhược điểm của mỗi loại mô hình nói trên, luận văn muốn xây dựng một phương pháp để kết hợp mô hình dựa trên tác tử và mô hình dựa trên đồ thị. Tận dụng tính động của mô hình hướng tác tử và lý thuyết của mô hình dựa trên đồ thị, tạo thành một khung chung để hỗ trợ cho việc nghiên cứu các hệ phức tạp dựa trên hai loại mô hình này.</text:p>
      <text:list xml:id="list172141583971108" text:continue-numbering="true" text:style-name="WWNum6">
        <text:list-item>
          <text:p text:style-name="P9"><text:span text:style-name="T1">Nội dung nghiên cứu</text:span></text:p>
          <text:list>
            <text:list-item>
              <text:p text:style-name="P11"><text:soft-page-break/><text:span text:style-name="T6">Mục tiêu của đề tài </text:span></text:p>
            </text:list-item>
          </text:list>
        </text:list-item>
      </text:list>
      <text:list xml:id="list1859296963" text:style-name="WWNum8">
        <text:list-item>
          <text:p text:style-name="P13"><text:span text:style-name="T6">Xây dựng được mô hình kết hợp giữa mô hình hóa dựa trên đồ thị và dựa trên tác tử. </text:span></text:p>
        </text:list-item>
        <text:list-item>
          <text:p text:style-name="P13"><text:span text:style-name="T6">Xây các phương pháp trích rút đặc trưng phù hợp cho mô hình kết hợp đồ thị-tác tử </text:span></text:p>
        </text:list-item>
        <text:list-item>
          <text:p text:style-name="P13"><text:span text:style-name="T6">Đưa ra các ý nghĩa thực tiễn về mặt sinh thái từ các đặc trưng trích rút được ở trên</text:span></text:p>
        </text:list-item>
      </text:list>
      <text:list xml:id="list172140544307331" text:continue-list="list172141583971108" text:style-name="WWNum6">
        <text:list-item>
          <text:list>
            <text:list-item>
              <text:p text:style-name="P12"><text:span text:style-name="T6">Nội dung nghiên cứu</text:span></text:p>
            </text:list-item>
          </text:list>
        </text:list-item>
      </text:list>
      <text:p text:style-name="P14"><text:span text:style-name="T6">Bằng cách kết hợp thêm mô hình hoá dựa hướng tác tử, ta có thể thêm tính động và các hành vi chi tiết của từng phần tử vào mô hình. Việc này vừa giúp tăng tính thực tế của mô hình, vừa cho phép quan sát các đặc trưng tạo ra bởi mô hình dựa trên độ thị qua các mốc thời gian.</text:span></text:p>
      <text:list xml:id="list172141563209807" text:continue-numbering="true" text:style-name="WWNum6">
        <text:list-item>
          <text:list>
            <text:list-item>
              <text:p text:style-name="P12"><text:span text:style-name="T6">Phương pháp nghiên cứu (lý thuyết, mô phỏng, thực nghiệm …)</text:span></text:p>
            </text:list-item>
          </text:list>
        </text:list-item>
      </text:list>
      <text:p text:style-name="P14"><text:span text:style-name="T7">Lý thuyết: </text:span></text:p>
      <text:list xml:id="list430527831" text:style-name="WWNum1">
        <text:list-item>
          <text:p text:style-name="P15"><text:span text:style-name="T6">Mô hình dựa trên tác tử được xây dựng và mô tả theo giao thức ODD</text:span></text:p>
        </text:list-item>
        <text:list-item>
          <text:p text:style-name="P15"><text:span text:style-name="T6">Các đặc trưng được phân tích bao gồm các đặc trưng của mô hình thuần tác tử (dữ liệu của hệ dưới dạng chuỗi thời gian), của mô hình thuần đồ thị (các đặc trưng đồ thị như độ đặc trưng, cây bao trùm, phân cụm…) và các đặc trưng kết hợp cả hai yếu tố trên</text:span></text:p>
        </text:list-item>
      </text:list>
      <text:p text:style-name="P16"><text:span text:style-name="T5">Mô phỏng:</text:span></text:p>
      <text:list xml:id="list918665248" text:style-name="WWNum2">
        <text:list-item>
          <text:p text:style-name="P17"><text:span text:style-name="T6">Mô hình dựa trên tác tử được xây dựng trên bộ phần mềm chuyên dụng (Agents.jl)</text:span></text:p>
        </text:list-item>
        <text:list-item>
          <text:p text:style-name="P21"><text:span text:style-name="T6">Mô hình tác tử sẽ được phát triển để tạo thành một mô hình kết hợp giữa yếu tố tác tử và yếu tố đồ thị</text:span></text:p>
        </text:list-item>
        <text:list-item>
          <text:p text:style-name="P21"><text:span text:style-name="T6">Mô hình sẽ có các tham số đầu vào để tạo thành các kịch bản, các tham số tinh chỉnh được dựa trên các mẫu hình trong thực tế</text:span></text:p>
        </text:list-item>
        <text:list-item>
          <text:p text:style-name="P21"><text:span text:style-name="T6">Mô hình có yếu tố ngẫu nhiên để tăng tính thực tế</text:span></text:p>
        </text:list-item>
      </text:list>
      <text:p text:style-name="P16"><text:span text:style-name="T5">Thực nghiệm:</text:span></text:p>
      <text:list xml:id="list4200357213" text:style-name="WWNum5">
        <text:list-item>
          <text:p text:style-name="P18"><text:span text:style-name="T6">Việc thí nghiệm trên mô hình sẽ gồm nhiều kịch bản khác nhau dưới dạng các biến số đầu vào</text:span></text:p>
        </text:list-item>
        <text:list-item>
          <text:p text:style-name="P22"><text:span text:style-name="T6">Các kịch bản này được đưa ra từ các kịch bản thường gặp trong thực tế của hệ phức tạp đang được xét</text:span></text:p>
        </text:list-item>
        <text:list-item>
          <text:p text:style-name="P22"><text:span text:style-name="T6">Dữ liệu của mỗi mô phỏng được ghi lại dưới dạng chuỗi thời gian và dạng tổng quan (thống kê trên một mô phỏng)</text:span></text:p>
        </text:list-item>
        <text:list-item>
          <text:p text:style-name="P22"><text:span text:style-name="T6">Vì mô hình có tính ngẫu nhiên, cần thí nghiệm nhiều lần trên mô hình và thống kê kết quả</text:span></text:p>
        </text:list-item>
        <text:list-item>
          <text:p text:style-name="P22"><text:span text:style-name="T6">Vì có </text:span>rất<text:span text:style-name="T6"> nhiều dữ liệu đầu ra, cần có các thuật toán xử lý dữ liệu hợp lý để đưa ra các thông tin/kết quả nổi bật, có ý nghĩa</text:span></text:p>
        </text:list-item>
      </text:list>
      <text:list xml:id="list172140225086924" text:continue-list="list172141563209807" text:style-name="WWNum6">
        <text:list-item>
          <text:list>
            <text:list-item>
              <text:p text:style-name="P12"><text:span text:style-name="T6">Ý nghĩa khoa học và thực tiễn của đề tài </text:span></text:p>
            </text:list-item>
          </text:list>
        </text:list-item>
      </text:list>
      <text:p text:style-name="P14"><text:span text:style-name="T6">Các công cụ và lý thuyết từ lý thuyết đồ thị cũng sẽ cung cấp một khung chung để <text:s/>trích xuất các đặc trưng và đưa ra thông tin với ý nghĩa thực tiễn từ một mô hình dựa trên tác tử, giúp cho việc nghiên cứu các hệ sinh thái/hệ động lực trở nên dễ dàng hơn.</text:span></text:p>
      <text:p text:style-name="P25">2.5<text:tab/>Kế hoạch và nhiệm vụ thực hiện theo từng học kỳ, từng năm học</text:p>
      <text:p text:style-name="P25"><text:tab/><text:tab/>Học kỳ 2021B:</text:p>
      <text:list xml:id="list172141571229921" text:continue-list="list918665248" text:style-name="WWNum2">
        <text:list-item>
          <text:p text:style-name="P17"><text:span text:style-name="T6">Lựa chọn hệ phức tạp để mô phỏng</text:span></text:p>
        </text:list-item>
        <text:list-item>
          <text:p text:style-name="P21"><text:soft-page-break/><text:span text:style-name="T6">Xây dựng mô hình tác tử</text:span></text:p>
        </text:list-item>
        <text:list-item>
          <text:p text:style-name="P21"><text:span text:style-name="T6">Căn chỉnh các tham số mô hình</text:span></text:p>
        </text:list-item>
        <text:list-item>
          <text:p text:style-name="P21"><text:span text:style-name="T6">Xây dựng phương pháp ghép nối giữa mô hình tác tử và mô hình dựa trên đồ thị</text:span></text:p>
        </text:list-item>
        <text:list-item>
          <text:p text:style-name="P21"><text:span text:style-name="T6">Trao </text:span>đổi<text:span text:style-name="T6"> với giảng viên hướng dẫn để tinh chỉnh mô hình cho phù hợp</text:span></text:p>
        </text:list-item>
      </text:list>
      <text:p text:style-name="P16">Học kỳ 2022A:</text:p>
      <text:list xml:id="list2489887555" text:style-name="WWNum3">
        <text:list-item>
          <text:p text:style-name="P19"><text:span text:style-name="T6">Xây dựng mô tả của mô hình theo giao thức, đảm bảo tính reproducible</text:span></text:p>
        </text:list-item>
        <text:list-item>
          <text:p text:style-name="P23"><text:span text:style-name="T6">Phát triển các kịch bản mô phỏng</text:span></text:p>
        </text:list-item>
        <text:list-item>
          <text:p text:style-name="P23"><text:span text:style-name="T6">Phát triển các thuật toán xử lý dữ liệu</text:span></text:p>
        </text:list-item>
        <text:list-item>
          <text:p text:style-name="P23"><text:span text:style-name="T6">Trích rút các đặc trưng từ các thuật toán đã phát triển và rút ra ý nghĩa thực tiễn</text:span></text:p>
        </text:list-item>
        <text:list-item>
          <text:p text:style-name="P23"><text:span text:style-name="T6">Lên khung cho báo cáo và bài báo khoa học</text:span></text:p>
        </text:list-item>
      </text:list>
      <text:p text:style-name="P16">Học kỳ 2022B:</text:p>
      <text:list xml:id="list2949626690" text:style-name="WWNum4">
        <text:list-item>
          <text:p text:style-name="P20"><text:span text:style-name="T6">Xem xét và kiểm tra lại các kết quả</text:span></text:p>
        </text:list-item>
        <text:list-item>
          <text:p text:style-name="P24"><text:span text:style-name="T6">Hoàn thiện báo cáo và bài báo khoa học</text:span></text:p>
        </text:list-item>
        <text:list-item>
          <text:p text:style-name="P24"><text:span text:style-name="T6">Thực hiện các tinh chỉnh nhỏ nếu cần</text:span></text:p>
        </text:list-item>
      </text:list>
      <text:p text:style-name="P26"><text:bookmark text:name="_heading=h.gjdgxs"/></text:p>
      <text:p text:style-name="P25">2.6<text:tab/>Dự kiến kết quả nghiên cứu</text:p>
      <text:list xml:id="list172142069790241" text:continue-list="list172141571229921" text:style-name="WWNum2">
        <text:list-item>
          <text:p text:style-name="P17"><text:span text:style-name="T6">Đăng bài trong tạp chí Ecological Modelling</text:span></text:p>
          <text:list>
            <text:list-item>
              <text:p text:style-name="P27"><text:span text:style-name="T6">Bài báo khoa học về mô hình tác tử</text:span></text:p>
            </text:list-item>
            <text:list-item>
              <text:p text:style-name="P27"><text:span text:style-name="T6">Bài báo khoa học về ứng dụng đồ thị trong mô hình nói trên</text:span></text:p>
            </text:list-item>
          </text:list>
        </text:list-item>
      </text:list>
      <text:p text:style-name="P25">2.7 <text:tab/>Dự kiến kinh phí ứng với nội dung thực hiện</text:p>
      <text:list xml:id="list3822520202" text:style-name="WWNum7">
        <text:list-item>
          <text:p text:style-name="P28"><text:span text:style-name="T6">Kinh phí dự kiến: 30.000.</text:span>000 VND<text:span text:style-name="T6">.</text:span></text:p>
        </text:list-item>
      </text:list>
      <text:list xml:id="list172141226583225" text:continue-list="list172140225086924" text:style-name="WWNum6">
        <text:list-item>
          <text:p text:style-name="P9"><text:span text:style-name="T1">Tài liệu tham khảo (các tài liệu sử dụng khi viết đề cương)</text:span></text:p>
        </text:list-item>
      </text:list>
      <text:list xml:id="list172141700056098" text:continue-list="list3822520202" text:style-name="WWNum7">
        <text:list-item>
          <text:p text:style-name="P29"><text:span text:style-name="T6">BOLOHAN, Noah. Seasonal Variation in a Predator-Predator-Prey Model. 2020. PhD Thesis. Université d'Ottawa/University of Ottawa.</text:span></text:p>
        </text:list-item>
      </text:list>
      <text:p text:style-name="P1"/>
      <text:p text:style-name="P1"/>
      <text:p text:style-name="P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
            <text:p text:style-name="P2">Người hướng dẫn</text:p>
            <text:p text:style-name="P2"/>
            <text:p text:style-name="P2"/>
            <text:p text:style-name="P2"/>
            <text:p text:style-name="P2"/>
            <text:p text:style-name="P2">Nguyễn Phương Thùy</text:p>
          </table:table-cell>
          <table:table-cell table:style-name="Table1.A1" office:value-type="string">
            <text:p text:style-name="P1"/>
          </table:table-cell>
          <table:table-cell table:style-name="Table1.A1" office:value-type="string">
            <text:p text:style-name="P2"><text:span text:style-name="T5">Hà Nội, ngày 19 tháng 01 năm 2022</text:span></text:p>
            <text:p text:style-name="P2">Học viên</text:p>
            <text:p text:style-name="P2"/>
            <text:p text:style-name="P2"/>
            <text:p text:style-name="P2"/>
            <text:p text:style-name="P2"/>
            <text:p text:style-name="P2">Nguyễn Đức Hùng</text:p>
          </table:table-cell>
        </table:table-row>
      </table:table>
      <text:p text:style-name="P1"/>
      <text:p text:style-name="P1"/>
      <text:p text:style-name="P1"/>
      <text:p text:style-name="P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VnTimeH" svg:font-family=".VnTimeH"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3pt" fo:language="en" fo:country="US" style:letter-kerning="false" style:font-name-asian="Linux Libertine G" style:font-size-asian="13pt" style:language-asian="zh" style:country-asian="CN" style:font-name-complex="Linux Libertine G"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3pt" fo:language="en" fo:country="US" style:letter-kerning="false" style:font-name-asian="Linux Libertine G" style:font-size-asian="13pt" style:language-asian="zh" style:country-asian="CN" style:font-name-complex="Linux Libertine G"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in" fo:margin-right="0in" fo:margin-top="0in" fo:margin-bottom="0.0417in" loext:contextual-spacing="false" fo:line-height="105%" fo:text-align="justify" style:justify-single-word="false" fo:text-indent="0.2953in" style:auto-text-indent="false"/>
      <style:text-properties fo:language="vi" fo:country="VN" style:font-name-asian="Times New Roman1" style:font-family-asian="'Times New Roman'" style:font-family-generic-asian="system" style:font-pitch-asian="variable" style:language-asian="vi" style:country-asian="VN" style:font-name-complex="Times New Roman1" style:font-family-complex="'Times New Roman'" style:font-family-generic-complex="system" style:font-pitch-complex="variable" style:font-size-complex="12pt" style:language-complex="ar" style:country-complex="DZ"/>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keep-with-next="always"/>
      <style:text-properties style:font-name=".VnTimeH" fo:font-family=".VnTimeH"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 style:class="text">
      <style:paragraph-properties fo:text-align="center" style:justify-single-word="false" fo:keep-with-next="always"/>
      <style:text-properties style:font-name=".VnTimeH" fo:font-family=".VnTimeH" style:font-family-generic="roman" style:font-pitch="variable" fo:font-size="23pt" fo:font-weight="bold" style:font-name-asian="Times New Roman1" style:font-family-asian="'Times New Roman'" style:font-family-generic-asian="system" style:font-pitch-asian="variable" style:font-size-asian="23pt" style:font-weight-asian="bold" style:font-name-complex="Times New Roman1" style:font-family-complex="'Times New Roman'" style:font-family-generic-complex="system" style:font-pitch-complex="variable" style:font-size-complex="12pt" style:font-weight-complex="bold"/>
    </style:style>
    <style:style style:name="Heading_20_3" style:display-name="Heading 3" style:family="paragraph" style:parent-style-name="normal" style:next-style-name="Standard" style:default-outline-level="3" style:list-style-name="" style:class="text">
      <style:paragraph-properties fo:text-align="center" style:justify-single-word="false" fo:keep-with-next="always"/>
      <style:text-properties style:font-name=".VnTimeH" fo:font-family=".VnTimeH"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1" style:list-style-name="" style:class="chapter">
      <style:paragraph-properties fo:margin-top="0.1665in" fo:margin-bottom="0.0417in" loext:contextual-spacing="false" fo:text-align="center" style:justify-single-word="false"/>
      <style:text-properties style:font-name="Times" fo:font-family="Times" style:font-family-generic="roman" style:font-pitch="variable" fo:font-size="15pt" fo:font-weight="bold" style:letter-kerning="true" style:font-name-asian="Times New Roman1" style:font-family-asian="'Times New Roman'" style:font-family-generic-asian="system" style:font-pitch-asian="variable" style:font-size-asian="15pt" style:language-asian="en" style:country-asian="AU" style:font-weight-asian="bold" style:font-name-complex="Arial" style:font-family-complex="Arial" style:font-family-generic-complex="system" style:font-pitch-complex="variable" style:font-size-complex="16pt" style:font-weight-complex="bold"/>
    </style:style>
    <style:style style:name="Default" style:family="paragraph" style:default-outline-level="">
      <style:paragraph-properties fo:text-align="start" style:justify-single-word="false" fo:orphans="2" fo:widows="2" style:writing-mode="lr-tb"/>
      <style:text-properties fo:color="#000000" fo:font-size="12pt" style:font-size-asian="12pt" style:font-name-complex="Times New Roman1" style:font-family-complex="'Times New Roman'" style:font-family-generic-complex="system" style:font-pitch-complex="variable" style:font-size-complex="12pt"/>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normal"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vision" style:family="paragraph" style:default-outline-level="">
      <style:paragraph-properties fo:text-align="start" style:justify-single-word="false" fo:orphans="2" fo:widows="2" style:writing-mode="lr-tb"/>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fontstyle01" style:family="text" style:parent-style-name="Default_20_Paragraph_20_Font">
      <style:text-properties fo:color="#000000" style:font-name="Times New Roman" fo:font-family="'Times New Roman'" style:font-family-generic="roman" style:font-pitch="variable" fo:font-size="13pt" fo:font-style="normal" fo:font-weight="normal"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Body_20_Text_20_Char" style:display-name="Body Text Char" style:family="text" style:parent-style-name="Default_20_Paragraph_20_Font">
      <style:text-properties fo:language="vi" fo:country="VN" style:font-name-asian="Times New Roman1" style:font-family-asian="'Times New Roman'" style:font-family-generic-asian="system" style:font-pitch-asian="variable" style:language-asian="vi" style:country-asian="VN" style:font-name-complex="Times New Roman1" style:font-family-complex="'Times New Roman'" style:font-family-generic-complex="system" style:font-pitch-complex="variable" style:font-size-complex="12pt" style:language-complex="ar" style:country-complex="DZ"/>
    </style:style>
    <style:style style:name="Title_20_Char" style:display-name="Title Char" style:family="text" style:parent-style-name="Default_20_Paragraph_20_Font">
      <style:text-properties style:font-name="Times" fo:font-family="Times" style:font-family-generic="roman" style:font-pitch="variable" fo:font-size="15pt" fo:font-weight="bold" style:letter-kerning="true" style:font-name-asian="Times New Roman1" style:font-family-asian="'Times New Roman'" style:font-family-generic-asian="system" style:font-pitch-asian="variable" style:font-size-asian="15pt" style:language-asian="en" style:country-asian="AU" style:font-weight-asian="bold" style:font-name-complex="Arial" style:font-family-complex="Arial" style:font-family-generic-complex="system" style:font-pitch-complex="variable" style:font-size-complex="16pt" style:font-weight-complex="bold"/>
    </style:style>
    <style:style style:name="Heading_20_1_20_Char" style:display-name="Heading 1 Char" style:family="text" style:parent-style-name="Default_20_Paragraph_20_Font">
      <style:text-properties style:font-name=".VnTimeH" fo:font-family=".VnTimeH"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VnTimeH" fo:font-family=".VnTimeH" style:font-family-generic="roman" style:font-pitch="variable" fo:font-size="23pt" fo:font-weight="bold" style:font-name-asian="Times New Roman1" style:font-family-asian="'Times New Roman'" style:font-family-generic-asian="system" style:font-pitch-asian="variable" style:font-size-asian="23pt" style:font-weight-asian="bold" style:font-name-complex="Times New Roman1" style:font-family-complex="'Times New Roman'" style:font-family-generic-complex="system" style:font-pitch-complex="variable" style:font-size-complex="12pt" style:font-weight-complex="bold"/>
    </style:style>
    <style:style style:name="Heading_20_3_20_Char" style:display-name="Heading 3 Char" style:family="text" style:parent-style-name="Default_20_Paragraph_20_Font">
      <style:text-properties style:font-name=".VnTimeH" fo:font-family=".VnTimeH"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3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tyle="normal" fo:font-weight="bold" style:font-style-asian="normal" style:font-weight-asian="bold"/>
    </style:style>
    <style:style style:name="ListLabel_20_47" style:display-name="ListLabel 47"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028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0028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028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0028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5028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0028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028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5.0028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02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102in" fo:margin-left="1.0028in"/>
        </style:list-level-properties>
      </text:list-level-style-number>
      <text:list-level-style-number text:level="3" style:num-format="1" text:display-levels="3">
        <style:list-level-properties text:list-level-position-and-space-mode="label-alignment">
          <style:list-level-label-alignment text:label-followed-by="listtab" fo:text-indent="-0.5102in" fo:margin-left="1.2453in"/>
        </style:list-level-properties>
      </text:list-level-style-number>
      <text:list-level-style-number text:level="4" style:num-format="1" text:display-levels="4">
        <style:list-level-properties text:list-level-position-and-space-mode="label-alignment">
          <style:list-level-label-alignment text:label-followed-by="listtab" fo:text-indent="-0.5102in" fo:margin-left="1.4874in"/>
        </style:list-level-properties>
      </text:list-level-style-number>
      <text:list-level-style-number text:level="5" style:num-format="1" text:display-levels="5">
        <style:list-level-properties text:list-level-position-and-space-mode="label-alignment">
          <style:list-level-label-alignment text:label-followed-by="listtab" fo:text-indent="-0.7492in" fo:margin-left="1.969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6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0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1.2425in"/>
        </style:list-level-properties>
        <style:text-properties style:font-name="Noto Sans Symbols"/>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7425in"/>
        </style:list-level-properties>
        <style:text-properties style:font-name="Courier New"/>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2.2425in"/>
        </style:list-level-properties>
        <style:text-properties style:font-name="Noto Sans Symbol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7425in"/>
        </style:list-level-properties>
        <style:text-properties style:font-name="Noto Sans Symbols"/>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3.2425in"/>
        </style:list-level-properties>
        <style:text-properties style:font-name="Courier New"/>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7425in"/>
        </style:list-level-properties>
        <style:text-properties style:font-name="Noto Sans Symbol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4.2425in"/>
        </style:list-level-properties>
        <style:text-properties style:font-name="Noto Sans Symbols"/>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7425in"/>
        </style:list-level-properties>
        <style:text-properties style:font-name="Courier New"/>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5.2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page-layout style:name="Mpm1">
      <style:page-layout-properties fo:page-width="8.2681in" fo:page-height="11.6929in" style:num-format="1" style:print-orientation="portrait" fo:margin-top="0.5in" fo:margin-bottom="0.5in" fo:margin-left="0.984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style:header>
      <style:footer>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04:34:00</meta:creation-date>
    <meta:initial-creator>VAIO</meta:initial-creator>
    <meta:document-statistic meta:table-count="1" meta:image-count="0" meta:object-count="0" meta:page-count="5" meta:paragraph-count="72" meta:word-count="1314" meta:character-count="5834" meta:non-whitespace-character-count="4621"/>
    <meta:generator>LibreOfficeDev/6.0.5.2$Linux_X86_64 LibreOffice_project/</meta:generator>
  </office:meta>
</office:document-meta>
</file>